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1ae3b"/>
    </style:style>
    <style:style style:name="P2" style:family="paragraph" style:parent-style-name="Standard" style:list-style-name="L1">
      <style:text-properties officeooo:rsid="0011ae3b" officeooo:paragraph-rsid="0011ae3b"/>
    </style:style>
    <style:style style:name="P3" style:family="paragraph" style:parent-style-name="Standard" style:list-style-name="L1">
      <style:text-properties officeooo:rsid="0012f000" officeooo:paragraph-rsid="0012f000"/>
    </style:style>
    <style:style style:name="P4" style:family="paragraph" style:parent-style-name="Standard" style:list-style-name="L1">
      <style:text-properties officeooo:rsid="00132a43" officeooo:paragraph-rsid="00132a43"/>
    </style:style>
    <style:style style:name="P5" style:family="paragraph" style:parent-style-name="Standard" style:list-style-name="L1">
      <style:text-properties officeooo:rsid="0013af8e" officeooo:paragraph-rsid="0013af8e"/>
    </style:style>
    <style:style style:name="P6" style:family="paragraph" style:parent-style-name="Standard" style:list-style-name="L1">
      <style:text-properties officeooo:rsid="0014bf73" officeooo:paragraph-rsid="0014bf73"/>
    </style:style>
    <style:style style:name="P7" style:family="paragraph" style:parent-style-name="Standard" style:list-style-name="L1">
      <style:text-properties officeooo:rsid="00181d9e" officeooo:paragraph-rsid="00181d9e"/>
    </style:style>
    <style:style style:name="P8" style:family="paragraph" style:parent-style-name="Standard" style:list-style-name="L1">
      <style:text-properties officeooo:rsid="00157a3c" officeooo:paragraph-rsid="00181d9e"/>
    </style:style>
    <style:style style:name="P9" style:family="paragraph" style:parent-style-name="Standard" style:list-style-name="L1">
      <style:text-properties officeooo:rsid="00157a3c" officeooo:paragraph-rsid="00157a3c"/>
    </style:style>
    <style:style style:name="P10" style:family="paragraph" style:parent-style-name="Standard" style:list-style-name="L1">
      <style:text-properties officeooo:rsid="0019a536" officeooo:paragraph-rsid="0019a536"/>
    </style:style>
    <style:style style:name="P11" style:family="paragraph" style:parent-style-name="Standard" style:list-style-name="L1">
      <style:text-properties officeooo:rsid="001c8941" officeooo:paragraph-rsid="001c8941"/>
    </style:style>
    <style:style style:name="P12" style:family="paragraph" style:parent-style-name="Standard" style:list-style-name="L1">
      <style:text-properties officeooo:rsid="001cb0aa" officeooo:paragraph-rsid="001cb0aa"/>
    </style:style>
    <style:style style:name="T1" style:family="text">
      <style:text-properties officeooo:rsid="0012f000"/>
    </style:style>
    <style:style style:name="T2" style:family="text">
      <style:text-properties officeooo:rsid="001793c9"/>
    </style:style>
    <style:style style:name="T3" style:family="text">
      <style:text-properties officeooo:rsid="0019a536"/>
    </style:style>
    <style:style style:name="T4" style:family="text">
      <style:text-properties officeooo:rsid="001c89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08691730" text:style-name="L1">
        <text:list-item>
          <text:p text:style-name="P2">Can be used for ARP poisoning, DoS, route tracing</text:p>
        </text:list-item>
        <text:list-item>
          <text:p text:style-name="P1">-<text:span text:style-name="T1">c – number of times</text:span></text:p>
        </text:list-item>
        <text:list-item>
          <text:p text:style-name="P3">--tcp for TCP probing</text:p>
        </text:list-item>
        <text:list-item>
          <text:p text:style-name="P3">-p &lt;port_number&gt;</text:p>
        </text:list-item>
        <text:list-item>
          <text:p text:style-name="P4">A lot of the options are like nmap such as:</text:p>
          <text:list>
            <text:list-item>
              <text:p text:style-name="P4">CIDR</text:p>
            </text:list-item>
            <text:list-item>
              <text:p text:style-name="P5">Multiple IP/hostnames</text:p>
            </text:list-item>
            <text:list-item>
              <text:p text:style-name="P4">Address ranges like 192.168.0-255.1-254 which will skip all IPs that end with .0 or .255</text:p>
            </text:list-item>
          </text:list>
        </text:list-item>
        <text:list-item>
          <text:p text:style-name="P6">Options can be:</text:p>
          <text:list>
            <text:list-item>
              <text:p text:style-name="P6">Hex (start with 0x)</text:p>
            </text:list-item>
            <text:list-item>
              <text:p text:style-name="P6">Octal (start with 0)</text:p>
            </text:list-item>
            <text:list-item>
              <text:p text:style-name="P6">Otherwise, assume base-10.</text:p>
            </text:list-item>
            <text:list-item>
              <text:p text:style-name="P6">Can specify “random” or “rand” for random values.</text:p>
            </text:list-item>
          </text:list>
        </text:list-item>
        <text:list-item>
          <text:p text:style-name="P7">MAC addresses:</text:p>
          <text:list>
            <text:list-item>
              <text:p text:style-name="P8">MAC addresses can be : or – separated</text:p>
            </text:list-item>
            <text:list-item>
              <text:p text:style-name="P8">Can use “broadcast” or “bcast” for ff:ff:ff:ff:ff:ff <text:span text:style-name="T2">MAC address</text:span></text:p>
            </text:list-item>
          </text:list>
        </text:list-item>
        <text:list-item>
          <text:p text:style-name="P9">-<text:span text:style-name="T3">tcp or -udp Option, picks random port or use -p</text:span></text:p>
          <text:list>
            <text:list-item>
              <text:p text:style-name="P10">TCP sends SYN, same rules apply as nmap.</text:p>
            </text:list-item>
            <text:list-item>
              <text:p text:style-name="P10">UDP If port is not open get Port Unreachable error</text:p>
            </text:list-item>
          </text:list>
        </text:list-item>
        <text:list-item>
          <text:p text:style-name="P9">-<text:span text:style-name="T4">v Verbose</text:span></text:p>
          <text:list>
            <text:list-item>
              <text:p text:style-name="P9">-<text:span text:style-name="T4">4 No output</text:span></text:p>
            </text:list-item>
            <text:list-item>
              <text:p text:style-name="P9">&gt;<text:span text:style-name="T4">= 3 Show raw hex dumps of packets</text:span></text:p>
            </text:list-item>
          </text:list>
        </text:list-item>
        <text:list-item>
          <text:p text:style-name="P9">-<text:span text:style-name="T4">d Debug</text:span></text:p>
          <text:list>
            <text:list-item>
              <text:p text:style-name="P11">0 is default</text:p>
            </text:list-item>
            <text:list-item>
              <text:p text:style-name="P11">6 very detailed</text:p>
            </text:list-item>
            <text:list-item>
              <text:p text:style-name="P12">3 shows client &amp; server details</text:p>
            </text:list-item>
          </text:list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3:51:49.883000056</meta:creation-date>
    <meta:generator>LibreOffice/7.0.4.2$Linux_X86_64 LibreOffice_project/00$Build-2</meta:generator>
    <dc:date>2025-09-02T08:29:50.698832447</dc:date>
    <meta:editing-duration>PT20H19M14S</meta:editing-duration>
    <meta:editing-cycles>11</meta:editing-cycles>
    <meta:document-statistic meta:table-count="0" meta:image-count="0" meta:object-count="0" meta:page-count="1" meta:paragraph-count="27" meta:word-count="170" meta:character-count="793" meta:non-whitespace-character-count="675"/>
  </office:meta>
</office:document-meta>
</file>